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font-name="Liberation Sans" fo:font-size="10.5pt" style:font-size-asian="10.5pt" style:font-size-complex="10.5pt"/>
    </style:style>
    <style:style style:name="P2" style:family="paragraph" style:parent-style-name="Text_20_body" style:list-style-name="L1">
      <style:text-properties style:font-name="Liberation Sans" fo:font-size="10.5pt" style:font-size-asian="10.5pt" style:font-size-complex="10.5pt"/>
    </style:style>
    <style:style style:name="P3" style:family="paragraph" style:parent-style-name="Text_20_body" style:list-style-name="L1">
      <style:text-properties style:font-name="Liberation Sans" fo:font-size="10.5pt" style:font-size-asian="10.5pt" style:font-size-complex="10.5pt"/>
    </style:style>
    <style:style style:name="P4" style:family="paragraph" style:parent-style-name="Text_20_body" style:list-style-name="L1">
      <style:text-properties style:font-name="Liberation Sans" fo:font-size="10.5pt" style:font-size-asian="10.5pt" style:font-size-complex="10.5pt"/>
    </style:style>
    <style:style style:name="P5" style:family="paragraph" style:parent-style-name="Text_20_body" style:list-style-name="L1">
      <style:text-properties style:font-name="Liberation Sans" fo:font-size="10.5pt" style:font-size-asian="10.5pt" style:font-size-complex="10.5pt"/>
    </style:style>
    <style:style style:name="P6" style:family="paragraph" style:parent-style-name="Text_20_body" style:list-style-name="L1">
      <style:text-properties style:font-name="Liberation Sans" fo:font-size="10.5pt" style:font-size-asian="10.5pt" style:font-size-complex="10.5pt"/>
    </style:style>
    <style:style style:name="P7" style:family="paragraph" style:parent-style-name="Text_20_body" style:list-style-name="L1">
      <style:text-properties style:font-name="Liberation Sans" fo:font-size="10.5pt" style:font-size-asian="10.5pt" style:font-size-complex="10.5pt"/>
    </style:style>
    <style:style style:name="P8" style:family="paragraph" style:parent-style-name="Text_20_body" style:list-style-name="L1">
      <style:text-properties style:font-name="Liberation Sans" fo:font-size="10.5pt" style:font-size-asian="10.5pt" style:font-size-complex="10.5pt"/>
    </style:style>
    <style:style style:name="P9" style:family="paragraph" style:parent-style-name="Text_20_body" style:list-style-name="L1">
      <style:text-properties style:font-name="Liberation Sans" fo:font-size="10.5pt" style:font-size-asian="10.5pt" style:font-size-complex="10.5pt"/>
    </style:style>
    <style:style style:name="P10" style:family="paragraph" style:parent-style-name="Text_20_body" style:list-style-name="L1">
      <style:text-properties style:font-name="Liberation Sans" fo:font-size="10.5pt" style:font-size-asian="10.5pt" style:font-size-complex="10.5pt"/>
    </style:style>
    <style:style style:name="P11" style:family="paragraph" style:parent-style-name="Text_20_body" style:list-style-name="L1">
      <style:text-properties style:font-name="Liberation Sans" fo:font-size="10.5pt" style:font-size-asian="10.5pt" style:font-size-complex="10.5pt"/>
    </style:style>
    <style:style style:name="P12" style:family="paragraph" style:parent-style-name="Text_20_body" style:list-style-name="L1">
      <style:text-properties style:font-name="Liberation Sans" fo:font-size="10.5pt" style:font-size-asian="10.5pt" style:font-size-complex="10.5pt"/>
    </style:style>
    <style:style style:name="P13" style:family="paragraph" style:parent-style-name="Text_20_body" style:list-style-name="L1">
      <style:text-properties style:font-name="Liberation Sans" fo:font-size="10.5pt" style:font-size-asian="10.5pt" style:font-size-complex="10.5pt"/>
    </style:style>
    <style:style style:name="P14" style:family="paragraph" style:parent-style-name="Heading_20_1">
      <style:text-properties style:font-name="Liberation Sans" fo:font-size="10.5pt" style:font-size-asian="10.5pt" style:font-size-complex="10.5pt"/>
    </style:style>
    <style:style style:name="P15" style:family="paragraph" style:parent-style-name="Heading_20_1">
      <style:paragraph-properties fo:break-before="page"/>
      <style:text-properties style:font-name="Liberation Sans" fo:font-size="10.5pt" style:font-size-asian="10.5pt" style:font-size-complex="10.5pt"/>
    </style:style>
    <style:style style:name="P16" style:family="paragraph" style:parent-style-name="Standard">
      <style:text-properties style:font-name="Liberation Sans" fo:font-size="10.5pt" style:font-size-asian="10.5pt" style:font-size-complex="10.5pt"/>
    </style:style>
    <style:style style:name="P17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18" style:family="paragraph" style:parent-style-name="Standard" style:list-style-name="L1">
      <style:paragraph-properties fo:text-align="center" style:justify-single-word="false"/>
      <style:text-properties style:font-name="Liberation Sans" fo:font-size="10.5pt" style:font-size-asian="10.5pt" style:font-size-complex="10.5pt"/>
    </style:style>
    <style:style style:name="P19" style:family="paragraph" style:parent-style-name="Standard" style:list-style-name="L1">
      <style:paragraph-properties fo:text-align="center" style:justify-single-word="false"/>
      <style:text-properties style:font-name="Liberation Sans" fo:font-size="10.5pt" style:font-size-asian="10.5pt" style:font-size-complex="10.5pt"/>
    </style:style>
    <style:style style:name="P20" style:family="paragraph" style:parent-style-name="Standard" style:list-style-name="L1">
      <style:paragraph-properties fo:text-align="center" style:justify-single-word="false"/>
      <style:text-properties style:font-name="Liberation Sans" fo:font-size="10.5pt" style:font-size-asian="10.5pt" style:font-size-complex="10.5pt"/>
    </style:style>
    <style:style style:name="P21" style:family="paragraph" style:parent-style-name="Standard" style:list-style-name="L1">
      <style:paragraph-properties fo:text-align="center" style:justify-single-word="false"/>
      <style:text-properties style:font-name="Liberation Sans" fo:font-size="10.5pt" style:font-size-asian="10.5pt" style:font-size-complex="10.5pt"/>
    </style:style>
    <style:style style:name="P22" style:family="paragraph" style:parent-style-name="Standard" style:list-style-name="L1">
      <style:paragraph-properties fo:text-align="center" style:justify-single-word="false"/>
      <style:text-properties style:font-name="Liberation Sans" fo:font-size="10.5pt" style:font-size-asian="10.5pt" style:font-size-complex="10.5pt"/>
    </style:style>
    <style:style style:name="P23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24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25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26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27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28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29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30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31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32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33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34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35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36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37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38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39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40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41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42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43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44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45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46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47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48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49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50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51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52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53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54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55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56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57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58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59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60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61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62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63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64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65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66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67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68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69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70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71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72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73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74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75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76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77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78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79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80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81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82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83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84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85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86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87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88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89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90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91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92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93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94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95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P96" style:family="paragraph" style:parent-style-name="Standard" style:list-style-name="L1">
      <style:text-properties style:font-name="Liberation Sans" fo:font-size="10.5pt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eminist critiques of Liberalism</text:p>
      <text:h text:style-name="P14" text:outline-level="1">freedom and equality - why were they not extended to women?</text:h>
      <text:p text:style-name="P16">A question directed at moderns, the ancients/medievals did not hold beliefs of equality / freedom of individuals </text:p>
      <text:p text:style-name="P16">Hierarchical ordering of society and therefore all beings in ancient/medievals: questioning universality would be anacronistic. </text:p>
      <text:h text:style-name="P14" text:outline-level="1">if liberal philosopy begins with universal ALL... why are women treated differently? </text:h>
      <text:p text:style-name="P16">however liberal ALL was a certain grouping of MEN only </text:p>
      <text:list text:style-name="L1">
        <text:list-item>
          <text:p text:style-name="P17">Hobbes</text:p>
          <text:list>
            <text:list-item>
              <text:p text:style-name="P1">Political authority is not natural, men are born free and equal. </text:p>
            </text:list-item>
            <text:list-item>
              <text:p text:style-name="P1">political authority is constructed and legitimated by free and equal beings. </text:p>
            </text:list-item>
            <text:list-item>
              <text:p text:style-name="P1">there are no natural groups of political authority (e.g. strength, cunning &amp;tc) </text:p>
            </text:list-item>
          </text:list>
          <text:p text:style-name="P18"/>
          <text:list>
            <text:list-item>
              <text:p text:style-name="P17">man made sovereign over women and family in marriage</text:p>
              <text:list>
                <text:list-item>
                  <text:p text:style-name="P1">marriage contracts are between two free indivduals </text:p>
                </text:list-item>
                <text:list-item>
                  <text:p text:style-name="P1">legitimate natural authority only exists between parents and child, and even then with an emphasis on the mother </text:p>
                </text:list-item>
              </text:list>
              <text:p text:style-name="P18"/>
            </text:list-item>
          </text:list>
        </text:list-item>
      </text:list>
      <text:list text:style-name="L1">
        <text:list-item text:start-value="1">
          <text:p text:style-name="P17">Locke</text:p>
          <text:list>
            <text:list-item>
              <text:p text:style-name="P1">Locke held that political authority does not derive from and and can not matche paternal/patricharcial family/social ordering </text:p>
            </text:list-item>
          </text:list>
          <text:p text:style-name="P18"/>
          <text:list>
            <text:list-item>
              <text:p text:style-name="P17">family is contractual / consensual grouping</text:p>
              <text:p text:style-name="P17">marriagae contact contains consent to rule by the husband, derived from the natural subjugation of women to men in matters that concern the family unit </text:p>
            </text:list-item>
            <text:list-item>
              <text:p text:style-name="P17">social contacts are between men who speak for their wives too</text:p>
            </text:list-item>
          </text:list>
        </text:list-item>
      </text:list>
      <text:list text:style-name="L1">
        <text:list-item text:start-value="1">
          <text:p text:style-name="P17">Rousseau</text:p>
          <text:list>
            <text:list-item>
              <text:p text:style-name="P17">universalising radical democratic rule - i.e. what one would will for ones self</text:p>
            </text:list-item>
            <text:list-item>
              <text:p text:style-name="P17">reinforced subjugation and domestication of women, </text:p>
              <text:p text:style-name="P17">duties were to be cultivated from birth throuh socialising </text:p>
            </text:list-item>
          </text:list>
        </text:list-item>
      </text:list>
      <text:list text:style-name="L1">
        <text:list-item text:start-value="1">
          <text:p text:style-name="P17">Kant</text:p>
          <text:list>
            <text:list-item>
              <text:p text:style-name="P17">active /passive citizens</text:p>
              <text:list>
                <text:list-item>
                  <text:p text:style-name="P1">any one who was dependent on another was a passive citizen - servants, labourers &amp;tc, and ALL Women </text:p>
                </text:list-item>
                <text:list-item>
                  <text:p text:style-name="P1">women were considered dependent on the will of their husband </text:p>
                </text:list-item>
                <text:list-item>
                  <text:p text:style-name="P1">Women may not change their status unlike a slave or a wage labourer </text:p>
                </text:list-item>
              </text:list>
              <text:p text:style-name="P18"/>
            </text:list-item>
            <text:list-item>
              <text:p text:style-name="P17">women considered different and inferiour to men</text:p>
              <text:p text:style-name="P17">not considered fully rational. he is dismissive and scornful on womens intellectual capacity </text:p>
            </text:list-item>
          </text:list>
        </text:list-item>
      </text:list>
      <text:list text:style-name="L1">
        <text:list-item text:start-value="1">
          <text:p text:style-name="P17">C19th socialist criticisms of liberalism dismissed subordination of women</text:p>
        </text:list-item>
      </text:list>
      <text:h text:style-name="P14" text:outline-level="1" text:is-list-header="true"/>
      <text:h text:style-name="P15" text:outline-level="1">J. S. Mill - crticial of popular prejudice against women</text:h>
      <text:list text:style-name="L1">
        <text:list-item text:start-value="1">
          <text:p text:style-name="P17">recognised the longevity of the social fact of the subordination of women</text:p>
        </text:list-item>
      </text:list>
      <text:list text:style-name="L1">
        <text:list-item text:start-value="1">
          <text:p text:style-name="P17">Child of the enlightenment, questioined the social assumption of subordinated women </text:p>
          <text:p text:style-name="P17">what is the justification for the exclusion of women? </text:p>
        </text:list-item>
      </text:list>
      <text:list text:style-name="L1">
        <text:list-item text:start-value="1">
          <text:p text:style-name="P17">Mill observed movment of recent history towards liberal individualism</text:p>
        </text:list-item>
      </text:list>
      <text:list text:style-name="L1">
        <text:list-item text:start-value="1">
          <text:p text:style-name="P17">social instution of the family, despotic and unequal patriarchical order</text:p>
        </text:list-item>
      </text:list>
      <text:list text:style-name="L1">
        <text:list-item text:start-value="1">
          <text:p text:style-name="P17">liberals sustained despotic family by not extending equality to women</text:p>
        </text:list-item>
      </text:list>
      <text:list text:style-name="L1">
        <text:list-item text:start-value="1">
          <text:p text:style-name="P17">democratising of the family</text:p>
          <text:list>
            <text:list-item>
              <text:p text:style-name="P17">accessible divorce, equal inheritance</text:p>
            </text:list-item>
            <text:list-item>
              <text:p text:style-name="P17">any idiot can become a father... why should this be the arbitary destinction of power</text:p>
            </text:list-item>
          </text:list>
        </text:list-item>
      </text:list>
      <text:list text:style-name="L1">
        <text:list-item text:start-value="1">
          <text:p text:style-name="P17">utilitarianism - doubles mass of of people in public live, let's not waste talent!</text:p>
        </text:list-item>
      </text:list>
      <text:list text:style-name="L1">
        <text:list-item text:start-value="1">
          <text:p text:style-name="P17">personal gain of happiness on the liberated half a great benefit to us all</text:p>
        </text:list-item>
      </text:list>
      <text:list text:style-name="L1">
        <text:list-item text:start-value="1">
          <text:p text:style-name="P17">choice between marriage &amp; family OR work &amp; public life</text:p>
        </text:list-item>
      </text:list>
      <text:h text:style-name="P14" text:outline-level="1">early feminism, a child of liberalism</text:h>
      <text:list text:style-name="L1">
        <text:list-item text:start-value="1">
          <text:p text:style-name="P17">enabled by liberal ideas, not against liberal ideas</text:p>
          <text:p text:style-name="P17">formal inequalities attached by proto-feminists </text:p>
        </text:list-item>
      </text:list>
      <text:list text:style-name="L1">
        <text:list-item text:start-value="1">
          <text:p text:style-name="P17">Mary Wollestencraft - if you proclaim the rights of All, why not women?</text:p>
        </text:list-item>
      </text:list>
      <text:list text:style-name="L1">
        <text:list-item text:start-value="1">
          <text:p text:style-name="P17">Sufferregets - authority legitimate through consent, so give us the vote</text:p>
        </text:list-item>
      </text:list>
      <text:list text:style-name="L1">
        <text:list-item text:start-value="1">
          <text:p text:style-name="P17">freedoms for women arising negatively, </text:p>
          <text:p text:style-name="P17">resisting irrational male dominace by holding liberals to their own promises </text:p>
        </text:list-item>
      </text:list>
      <text:h text:style-name="P14" text:outline-level="1">second wave feminism</text:h>
      <text:p text:style-name="P16">liberal and socialist feminism both viewed differences between men and women as insignificant; equality valued and fought for over and above difference </text:p>
      <text:list text:style-name="L1">
        <text:list-item text:start-value="1">
          <text:p text:style-name="P17">equal pay legislation not on statute books till the late 60s/early 70s</text:p>
        </text:list-item>
      </text:list>
      <text:list text:style-name="L1">
        <text:list-item text:start-value="1">
          <text:p text:style-name="P17">socialist feminist critiques of liberalism</text:p>
          <text:list>
            <text:list-item>
              <text:p text:style-name="P17">gender is a global form of opression and injustice, as well as the relationship between class and capital</text:p>
              <text:p text:style-name="P17">sex/gender inequality will not be done away with by the overthrowing capitalism </text:p>
            </text:list-item>
            <text:list-item>
              <text:p text:style-name="P17">liberalism can only give women formal equality, not substantive equality. </text:p>
              <text:p text:style-name="P17">capital reproduces the systematic subordination of women </text:p>
              <text:p text:style-name="P17">critical of liberal theory becuase liberalism is philosophy of male capital </text:p>
              <text:p text:style-name="P17">structural requirements of free labour in the home, reproduction of social world. capitalism does not pay for homework </text:p>
              <text:list>
                <text:list-item>
                  <text:p text:style-name="P17">reserve labour force?</text:p>
                  <text:p text:style-name="P17">from World War II. </text:p>
                  <text:p text:style-name="P17">women guilt tripped after WWII to try and get them back into the home. </text:p>
                </text:list-item>
              </text:list>
            </text:list-item>
          </text:list>
        </text:list-item>
      </text:list>
      <text:list text:style-name="L1">
        <text:list-item text:start-value="1">
          <text:p text:style-name="P17">liberal feminist critiques of liberalism</text:p>
          <text:list>
            <text:list-item>
              <text:p text:style-name="P17">formal equality insufficient: possitive descrimination, afirmative action</text:p>
            </text:list-item>
          </text:list>
        </text:list-item>
      </text:list>
      <text:list text:style-name="L1">
        <text:list-item text:start-value="1">
          <text:p text:style-name="P17">radical feminist critiques of liberalism</text:p>
          <text:list>
            <text:list-item>
              <text:p text:style-name="P17">highlighted real differences with women; aspirations of equality against/with men not desirable</text:p>
              <text:p text:style-name="P17">men: instrumental, war </text:p>
              <text:p text:style-name="P17">women: nature, care </text:p>
            </text:list-item>
            <text:list-item>
              <text:p text:style-name="P17">difference is all importance</text:p>
            </text:list-item>
            <text:list-item>
              <text:p text:style-name="P17">advocates of lesbian seperatism, women needed to emancipate themselves from false consciousness</text:p>
            </text:list-item>
            <text:list-item>
              <text:p text:style-name="P17">criticised for essentialising 'woman'</text:p>
              <text:list>
                <text:list-item>
                  <text:p text:style-name="P17">cross-cutting categories of class, race, &amp;tc</text:p>
                </text:list-item>
              </text:list>
            </text:list-item>
          </text:list>
        </text:list-item>
      </text:list>
      <text:list text:style-name="L1">
        <text:list-item text:start-value="1">
          <text:p text:style-name="P17">feminists of difference</text:p>
          <text:list>
            <text:list-item>
              <text:p text:style-name="P17">treatment of women as equals to men is to do violence to individual women</text:p>
              <text:p text:style-name="P17">if equality with males is benchmark / norm - do women want to be 'like a man'? </text:p>
              <text:p text:style-name="P17">not a conservative feminism: still rejecting subordinated social order. </text:p>
            </text:list-item>
            <text:list-item>
              <text:p text:style-name="P17">seeing people the same is an expression of a perpetuation the problem of inequality</text:p>
            </text:list-item>
          </text:list>
        </text:list-item>
      </text:list>
      <text:h text:style-name="P14" text:outline-level="1" text:is-list-header="true"/>
      <text:h text:style-name="P15" text:outline-level="1">seminar points</text:h>
      <text:list text:style-name="L1">
        <text:list-item text:start-value="1">
          <text:p text:style-name="P17">liberal theory begining with men and later elaborated and extended principles for women</text:p>
        </text:list-item>
      </text:list>
      <text:list text:style-name="L1">
        <text:list-item text:start-value="1">
          <text:p text:style-name="P17">omission, commission or exclusion?</text:p>
          <text:list>
            <text:list-item>
              <text:p text:style-name="P17"><text:span text:style-name="T1">socialist feminists</text:span> are critical of liberal structural exclusion of women </text:p>
              <text:p text:style-name="P17">men benefit from the subordination of women. there were/are structural constraints concerning the equality, the emancipation of women, be that male interests, or the interests of capital. </text:p>
            </text:list-item>
            <text:list-item>
              <text:p text:style-name="P17"><text:span text:style-name="T1">feminists of difference</text:span> highlight the limits of liberal change, </text:p>
              <text:p text:style-name="P17">there are acts of commission, a gendered individual who is male </text:p>
              <text:p text:style-name="P17">the liberal equality overlooks the body (politics of equality), but this can not be diminished and we need a politics of justice. </text:p>
              <text:p text:style-name="P17">american problems of no gender exclusive legislation: pregnancy was termed a temporary disability in order to give maternity leave. This highlights the irationality of liberal equality. </text:p>
              <text:list>
                <text:list-item>
                  <text:p text:style-name="P17">Genervive Lloyds - 'Man of Reason'</text:p>
                  <text:p text:style-name="P17">mapping of binary destinction, binary divisions where one term is privileged, the other by its lack </text:p>
                  <text:p text:style-name="P17">liberalism was constitutively male, based on cultural male reason/rationality: need to deconstruct gender seperatism </text:p>
                </text:list-item>
                <text:list-item>
                  <text:p text:style-name="P17">phemonology of the body - find essay 'throwing like a girl'</text:p>
                  <text:list>
                    <text:list-item>
                      <text:p text:style-name="P1">R. S. Maryann Young - bodies DO matter </text:p>
                    </text:list-item>
                    <text:list-item>
                      <text:p text:style-name="P1">not natural disposition (biological), cultural education (socialisation) - we have a phemonological relationship with our bodies. </text:p>
                    </text:list-item>
                    <text:list-item>
                      <text:p text:style-name="P1">Males (general) relationship with bodies is instrumental, womens (equally generalised) relationship with their bodies is one of coaxing. </text:p>
                    </text:list-item>
                    <text:list-item>
                      <text:p text:style-name="P1">Males are expansive in terms of projection into space, women minimising. </text:p>
                    </text:list-item>
                  </text:list>
                  <text:p text:style-name="P18"/>
                </text:list-item>
              </text:list>
            </text:list-item>
          </text:list>
        </text:list-item>
      </text:list>
      <text:list text:style-name="L1">
        <text:list-item text:start-value="1">
          <text:p text:style-name="P17">deconstruction of social binarys</text:p>
          <text:list>
            <text:list-item>
              <text:p text:style-name="P17">there should be no dependant and subordinated halfs of the binarys</text:p>
            </text:list-item>
          </text:list>
        </text:list-item>
      </text:list>
      <text:list text:style-name="L1">
        <text:list-item text:start-value="1">
          <text:p text:style-name="P17">relationship to the land versus land rights of private property</text:p>
          <text:p text:style-name="P17">demands for equal justice that are not demands for separatism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de" fo:country="DE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1" text:display-levels="5">
        <style:list-level-properties text:min-label-distance="0.15in"/>
      </text:outline-level-style>
      <text:outline-level-style text:level="6" style:num-format="1" text:display-levels="6">
        <style:list-level-properties text:min-label-distance="0.15in"/>
      </text:outline-level-style>
      <text:outline-level-style text:level="7" style:num-format="1" text:display-levels="7">
        <style:list-level-properties text:min-label-distance="0.15in"/>
      </text:outline-level-style>
      <text:outline-level-style text:level="8" style:num-format="1" text:display-levels="8">
        <style:list-level-properties text:min-label-distance="0.15in"/>
      </text:outline-level-style>
      <text:outline-level-style text:level="9" style:num-format="1" text:display-levels="9">
        <style:list-level-properties text:min-label-distance="0.15in"/>
      </text:outline-level-style>
      <text:outline-level-style text:level="10" style:num-format="1" text:display-levels="10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dc:creator>Rob Dyke</dc:creator>
    <dc:date>2008-05-13T09:47:30</dc:date>
    <meta:editing-cycles>1</meta:editing-cycles>
    <meta:editing-duration>PT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99" meta:word-count="1002" meta:character-count="6685"/>
  </office:meta>
</office:document-meta>
</file>